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115d6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15d6f" officeooo:paragraph-rsid="00115d6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6pt" fo:font-weight="bold" officeooo:rsid="00116f0a" officeooo:paragraph-rsid="00116f0a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16f0a" officeooo:paragraph-rsid="00115d6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1pt" fo:font-weight="normal" officeooo:rsid="0012c1f7" officeooo:paragraph-rsid="00116f0a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135e9e" officeooo:paragraph-rsid="00116f0a" style:font-size-asian="9.60000038146973pt" style:font-weight-asian="normal" style:font-size-complex="11pt" style:font-weight-complex="normal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color="#000000" style:text-underline-style="none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24a22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12c1f7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apresentado:<text:tab/></text:span><text:span text:style-name="T2">Fila estática e fila dinâmica</text:span></text:p>
      <text:p text:style-name="P2">Grupo: <text:span text:style-name="T2">Álvaro Vilela, Ana Carolina, Raphael Pereira</text:span> </text:p>
      <text:p text:style-name="P2"><text:a xlink:type="simple" xlink:href="data:05/03/2017" text:style-name="Internet_20_link" text:visited-style-name="Visited_20_Internet_20_Link"><text:span text:style-name="T3">Data: 05/03/2017</text:span></text:a></text:p>
      <text:p text:style-name="P2"/>
      <text:p text:style-name="P2"/>
      <text:p text:style-name="P4"/>
      <text:p text:style-name="P3"/>
      <text:p text:style-name="P3"><text:span text:style-name="T4"><text:tab/>O grupo</text:span> <text:span text:style-name="T5">iniciou falando sobre fila estática, introduziu o conceito teórico </text:span><text:span text:style-name="T6">sobre o tema. Em seguida mostrou exemplos com vetores estáticos na linguagem C, </text:span><text:span text:style-name="T7">vetores estáticos e listas utilizando malloc com tamanho pré-definido com uma constante.</text:span></text:p>
      <text:p text:style-name="P5"><text:tab/>Na fila dinâmica foi apresentado um exemplo semelhante ao que foi apresentado em fila estática, porém, alocando cada dado separadamente, de acordo com a demanda do usuário.</text:p>
      <text:p text:style-name="P6"><text:tab/>Executaram o programa e mostraram o seu funcionamento na prática, no final da apresentação abriram espaço para dú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4:36:01.019000000</meta:creation-date>
    <dc:date>2018-03-07T04:57:31.113000000</dc:date>
    <meta:editing-duration>PT13M30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6" meta:word-count="97" meta:character-count="652" meta:non-whitespace-character-count="557"/>
  </office:meta>
</office:document-meta>
</file>